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855cm" table:align="center"/>
    </style:style>
    <style:style style:name="Table1.A" style:family="table-column">
      <style:table-column-properties style:column-width="4.36cm"/>
    </style:style>
    <style:style style:name="Table1.B" style:family="table-column">
      <style:table-column-properties style:column-width="1.73cm"/>
    </style:style>
    <style:style style:name="Table1.C" style:family="table-column">
      <style:table-column-properties style:column-width="1.688cm"/>
    </style:style>
    <style:style style:name="Table1.D" style:family="table-column">
      <style:table-column-properties style:column-width="2.076cm"/>
    </style:style>
    <style:style style:name="Table1.A1" style:family="table-cell">
      <style:table-cell-properties style:vertical-align="middle" fo:padding="0.049cm" fo:border="0.05pt solid #000000"/>
    </style:style>
    <style:style style:name="Table1.B1" style:family="table-cell">
      <style:table-cell-properties style:vertical-align="bottom" fo:padding-left="0cm" fo:padding-right="0.049cm" fo:padding-top="0.049cm" fo:padding-bottom="0cm" fo:border-left="none" fo:border-right="0.05pt solid #000000" fo:border-top="0.05pt solid #000000" fo:border-bottom="none"/>
    </style:style>
    <style:style style:name="Table1.B2" style:family="table-cell">
      <style:table-cell-properties style:vertical-align="bottom" fo:padding="0.079cm" fo:border="none"/>
    </style:style>
    <style:style style:name="Table1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none"/>
    </style:style>
    <style:style style:name="Table1.D2" style:family="table-cell">
      <style:table-cell-properties style:vertical-align="bottom" fo:padding-left="0cm" fo:padding-right="0.049cm" fo:padding-top="0cm" fo:padding-bottom="0cm" fo:border-left="none" fo:border-right="0.05pt solid #000000" fo:border-top="none" fo:border-bottom="none"/>
    </style:style>
    <style:style style:name="Table1.B3" style:family="table-cell">
      <style:table-cell-properties style:vertical-align="bottom" fo:padding-left="0cm" fo:padding-right="0cm" fo:padding-top="0.049cm" fo:padding-bottom="0cm" fo:border-left="none" fo:border-right="none" fo:border-top="0.05pt solid #000000" fo:border-bottom="none"/>
    </style:style>
    <style:style style:name="Table1.C3" style:family="table-cell">
      <style:table-cell-properties style:vertical-align="bottom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Table1.A7" style:family="table-cell">
      <style:table-cell-properties style:vertical-align="bottom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bottom" fo:padding-left="0cm" fo:padding-right="0cm" fo:padding-top="0cm" fo:padding-bottom="0.049cm" fo:border-left="none" fo:border-right="none" fo:border-top="none" fo:border-bottom="0.05pt solid #000000"/>
    </style:style>
    <style:style style:name="Table1.D7" style:family="table-cell">
      <style:table-cell-properties style:vertical-align="bottom" fo:padding-left="0cm" fo:padding-right="0.04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/>
    </style:style>
    <style:style style:name="P2" style:family="paragraph" style:parent-style-name="Table_20_Contents">
      <style:paragraph-properties fo:text-align="center" style:justify-single-word="false"/>
      <style:text-properties fo:font-size="10pt"/>
    </style:style>
    <style:style style:name="P3" style:family="paragraph" style:parent-style-name="Standard">
      <style:text-properties fo:language="ru" fo:country="RU" officeooo:rsid="00103eb1" officeooo:paragraph-rsid="00103eb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103eb1" officeooo:paragraph-rsid="00103eb1"/>
    </style:style>
    <style:style style:name="P5" style:family="paragraph" style:parent-style-name="Standard" style:list-style-name="L1">
      <style:text-properties fo:language="ru" fo:country="RU" officeooo:rsid="00103eb1" officeooo:paragraph-rsid="00103eb1"/>
    </style:style>
    <style:style style:name="P6" style:family="paragraph" style:parent-style-name="Standard" style:list-style-name="L2">
      <style:text-properties fo:language="ru" fo:country="RU" officeooo:rsid="00103eb1" officeooo:paragraph-rsid="00103eb1"/>
    </style:style>
    <style:style style:name="P7" style:family="paragraph" style:parent-style-name="Standard" style:list-style-name="L3">
      <style:text-properties fo:language="ru" fo:country="RU" officeooo:rsid="00103eb1" officeooo:paragraph-rsid="00103eb1"/>
    </style:style>
    <style:style style:name="P8" style:family="paragraph" style:parent-style-name="Title">
      <style:text-properties fo:font-weight="normal" officeooo:paragraph-rsid="00106ad8" style:font-weight-asian="normal" style:font-weight-complex="normal"/>
    </style:style>
    <style:style style:name="P9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>Введение в аэрокосмическую технику. </text:p>
      <text:p text:style-name="Subtitle">24.09.2015</text:p>
      <text:h text:style-name="P9" text:outline-level="1">История и развитие авиации в период 1900-1920 годы</text:h>
      <text:p text:style-name="Standard">Одновременно с созданием моделей летательных аппараов, "кустари", ремесленники, техники пытались построить первые самолеты, устанавливая на них паровой двигатель или первые образцы ДВС. Они отрывались от земли, но были неустойчивы, и все попытки заканчивались неудачно из-за отсутствия теоретического понимания воздухоплавания. В <text:span text:style-name="T1">1903</text:span> американцы <text:span text:style-name="T2">братья Райт</text:span> после многочисленных экспериментов и опытов, они создали самолет, который стойчиво мог пролететь несоклько сот метров, используя последние технические достижения того времени:</text:p>
      <text:list xml:id="list6479944472508062900" text:style-name="L1">
        <text:list-item>
          <text:p text:style-name="P5">автомобильный бензиновый двигатель</text:p>
        </text:list-item>
        <text:list-item>
          <text:p text:style-name="P5"><text:s/>велосипедную цепную передачу от двигателя к винтам</text:p>
        </text:list-item>
        <text:list-item>
          <text:p text:style-name="P5"><text:s/>трубчатую конструкцию корпуса</text:p>
        </text:list-item>
        <text:list-item>
          <text:p text:style-name="P5"><text:s/>перекашивание концов крыльев</text:p>
        </text:list-item>
        <text:list-item>
          <text:p text:style-name="P5"><text:s/>рули высоты и поворота</text:p>
        </text:list-item>
      </text:list>
      <text:p text:style-name="P3"/>
      <text:p text:style-name="P3">Параллельно братьям Райт, в конце <text:span text:style-name="T1">1908</text:span> американец <text:span text:style-name="T2">Рай</text:span> и француз <text:span text:style-name="T2">Фарман</text:span> совершили первые полеты за пределы аэродрома, и с этого времни начинается понимание того, что в авиацию надо вкладывать деньги. Они стали предлагать производство самолетов под заказ.</text:p>
      <text:p text:style-name="P3">В это время в России покупали образцы иностранной техники и учились на них летать, совершенствовали их (<text:span text:style-name="T2">Григорович</text:span>, <text:span text:style-name="T2">Нестеров</text:span>, <text:span text:style-name="T2">Сикорский</text:span>). В <text:span text:style-name="T1">1911 </text:span>коллектив Сикорского построил серию самолетов под названием "Русский витязь", в <text:span text:style-name="T1">1913</text:span> серию "Илья Муромец" (мог пролететь до 700 км). С <text:span text:style-name="T1">1910</text:span> года начинается интенсивоное изучение теоретических основ воздухоплавания, в основном на базе Московского Высшего Технического Училища, там преподавали <text:span text:style-name="T2">Жуковский</text:span>, <text:span text:style-name="T2">Можайский</text:span>, <text:span text:style-name="T2">Чаплыгин</text:span>, <text:span text:style-name="T2">Юрьев</text:span>. Во Франции этим занимался <text:span text:style-name="T2">Эйфиль</text:span>, в Германии начал свои теоретические экспериментальные исследования <text:span text:style-name="T2">Франдт</text:span>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">характеристики</text:p>
          </table:table-cell>
          <table:table-cell table:style-name="Table1.B1" table:number-columns-spanned="3" office:value-type="string">
            <text:p text:style-name="P1">годы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">1908-1909</text:p>
          </table:table-cell>
          <table:table-cell table:style-name="Table1.C2" office:value-type="string">
            <text:p text:style-name="P1">1910</text:p>
          </table:table-cell>
          <table:table-cell table:style-name="Table1.D2" office:value-type="string">
            <text:p text:style-name="P1">1912-1913</text:p>
          </table:table-cell>
        </table:table-row>
        <table:table-row>
          <table:table-cell table:style-name="Table1.C2" office:value-type="string">
            <text:p text:style-name="P2">Продолжительность полета</text:p>
          </table:table-cell>
          <table:table-cell table:style-name="Table1.B3" office:value-type="string">
            <text:p text:style-name="P2">2ч 18 мин</text:p>
          </table:table-cell>
          <table:table-cell table:style-name="Table1.C3" office:value-type="string">
            <text:p text:style-name="P2">8ч 12 мин</text:p>
          </table:table-cell>
          <table:table-cell table:style-name="Table1.B1" office:value-type="string">
            <text:p text:style-name="P2">13ч 17 мин</text:p>
          </table:table-cell>
        </table:table-row>
        <table:table-row>
          <table:table-cell table:style-name="Table1.C2" office:value-type="string">
            <text:p text:style-name="P2">Скорость полета</text:p>
          </table:table-cell>
          <table:table-cell table:style-name="Table1.B2" office:value-type="string">
            <text:p text:style-name="P2">60 км/ч</text:p>
          </table:table-cell>
          <table:table-cell table:style-name="Table1.C2" office:value-type="string">
            <text:p text:style-name="P2">100 км/ч</text:p>
          </table:table-cell>
          <table:table-cell table:style-name="Table1.D2" office:value-type="string">
            <text:p text:style-name="P2">200 км/ч</text:p>
          </table:table-cell>
        </table:table-row>
        <table:table-row>
          <table:table-cell table:style-name="Table1.C2" office:value-type="string">
            <text:p text:style-name="P2">Высота полета</text:p>
          </table:table-cell>
          <table:table-cell table:style-name="Table1.B2" office:value-type="string">
            <text:p text:style-name="P2">510 м</text:p>
          </table:table-cell>
          <table:table-cell table:style-name="Table1.C2" office:value-type="string">
            <text:p text:style-name="P2">3500 м</text:p>
          </table:table-cell>
          <table:table-cell table:style-name="Table1.D2" office:value-type="string">
            <text:p text:style-name="P2">6150 м</text:p>
          </table:table-cell>
        </table:table-row>
        <table:table-row>
          <table:table-cell table:style-name="Table1.C2" office:value-type="string">
            <text:p text:style-name="P2">Мощность двигателя</text:p>
          </table:table-cell>
          <table:table-cell table:style-name="Table1.B2" office:value-type="string">
            <text:p text:style-name="P2">11 кВт</text:p>
          </table:table-cell>
          <table:table-cell table:style-name="Table1.C2" office:value-type="string">
            <text:p text:style-name="P2">44 кВт</text:p>
          </table:table-cell>
          <table:table-cell table:style-name="Table1.D2" office:value-type="string">
            <text:p text:style-name="P2">118 кВт</text:p>
          </table:table-cell>
        </table:table-row>
        <table:table-row>
          <table:table-cell table:style-name="Table1.A7" office:value-type="string">
            <text:p text:style-name="P2">Удельная масса двигателя</text:p>
          </table:table-cell>
          <table:table-cell table:style-name="Table1.B7" office:value-type="string">
            <text:p text:style-name="P2">3,4 кг/кВт</text:p>
          </table:table-cell>
          <table:table-cell table:style-name="Table1.A7" office:value-type="string">
            <text:p text:style-name="P2">2,8 кг/кВт</text:p>
          </table:table-cell>
          <table:table-cell table:style-name="Table1.D7" office:value-type="string">
            <text:p text:style-name="P2">2,3 кг/кВт</text:p>
          </table:table-cell>
        </table:table-row>
      </table:table>
      <text:p text:style-name="P4"/>
      <text:h text:style-name="P9" text:outline-level="1">Первая Мировая Война</text:h>
      <text:p text:style-name="P3">К началу ПМВ не было твердых решений о применении ненадежных в то время летательных аппаратов. Началось только мелкое серийное производство самолетов и первоначально они применялись для разведки и устрашения противника. На самолетах не было вооружения, кроме гранат, револьверов. Твердое решение о применении самолетов в боевых условиях было принято после изобретения автомата синхронизации пулеметов и вращающегося винта, не повреждая его лопастей. Для самолетов, которые могли нести относительно небольшие бомбы, стали использовать прицелы. За короткий промежуток ПМВ (3-4 года) летные качества самолетов существенно возрасли. Повысилась экономичность, надежность. В это время появились новые типы специальных авиационных двигателей, появилась улучшенная конструкция крыла, улучшилось управление самолетом, скорость достигла 200 км/ч, в воздухе находились до 5 часов. За это время было построено 20000 самолетов. Война дала импульс к развитию боевой авиации.</text:p>
      <text:h text:style-name="P9" text:outline-level="1">История развития авиации в период 1920-ВМВ</text:h>
      <text:p text:style-name="P3">В начальные годы этого периода развитие авиации пределяется двумя потребностями: необходимостью создания транспортной и пассажирской авиации. В этот период в России создается ЦАГИ (Центральный аэро-<text:soft-page-break/>гидро-динамический Институт), основная цель - исследования динамики, проведение экспериментов. В зарубежных странах эта работа проводилась в уже создаваемых авиационных компаниях и, как правило, это были общетехнические компании, следовательно, авиация была одним из подразделением. В <text:span text:style-name="T1">1926-1927</text:span> годах создается первый самолет АН-3, построенный из отечественных аллюминиевых сплавов. В это же время начинают работать КБ <text:span text:style-name="T2">Туполева</text:span>, <text:span text:style-name="T2">Григоровича</text:span>, <text:span text:style-name="T2">Поликарпова</text:span>, <text:span text:style-name="T2">Яковлева</text:span>, <text:span text:style-name="T2">Илюшина</text:span>. Работа их проводилась по принципу конструктивных решений самолетов.</text:p>
      <text:p text:style-name="P3">Основные технические решения того времени, оказавшие существенное влияние на развити авиации:</text:p>
      <text:list xml:id="list6444892428725573403" text:style-name="L2">
        <text:list-item>
          <text:p text:style-name="P6">убирающиеся шасси</text:p>
        </text:list-item>
        <text:list-item>
          <text:p text:style-name="P6">переход от бипланов к моноплановой схеме</text:p>
        </text:list-item>
        <text:list-item>
          <text:p text:style-name="P6">появилась броневая защита летчика</text:p>
        </text:list-item>
        <text:list-item>
          <text:p text:style-name="P6">отдельная закрытая капсула</text:p>
        </text:list-item>
        <text:list-item>
          <text:p text:style-name="P6">дополнительные элементы на крыльях, хвостовой части, что существенно повысило надежность и управляемость летательного аппарата</text:p>
        </text:list-item>
      </text:list>
      <text:h text:style-name="P9" text:outline-level="1">30-е годы</text:h>
      <text:p text:style-name="P3">Появляется институт центрального авиастроения, т.к. возникает необходимость в создании моторов большой номенклатуры: для тяжелых самолетов, транспортной, пассажирской авиации, военных самолетов разного назначения. До 30-х годов в авиации использовались преимущественно автомобильные ДВС. К началу 40 годов практически все самолеты стали монопланами, изготавивались большей частью из металла, и на самолете существенно увеличивалось количество навигационной аппаратуры. К этому времени появляются двигатели с подачей специально поджатого воздуха (турбированные двигатели), что позволяло увеличить мощность двигателя. На самолетах начали применяться винты с изменяемым, регулируемым шагом лопастей, что существенно повысило взлетно-посадочные характеристики самолетов, а также дальность полета. С этими техническими решениями страны подошли к ВМВ. К 41 году в России работали КБ: истребители - Яковлева, Микояна, Гуревича, Лавочкина, штурмовики - Илюшина, бомбардировщики - <text:s/>Туполева, Петлякова.</text:p>
      <text:h text:style-name="P9" text:outline-level="1">Развитие авиации в период ВОВ (1941-1945) в СССР</text:h>
      <text:list xml:id="list7629796077743291277" text:style-name="L3">
        <text:list-item>
          <text:p text:style-name="P7">1941 - было построено 8000 самолетов</text:p>
        </text:list-item>
        <text:list-item>
          <text:p text:style-name="P7">1942 - 23000 самолетов</text:p>
        </text:list-item>
        <text:list-item>
          <text:p text:style-name="P7">1943 - 35000 самолетов</text:p>
        </text:list-item>
        <text:list-item>
          <text:p text:style-name="P7">1944 - 40000 самолетов</text:p>
        </text:list-item>
        <text:list-item>
          <text:p text:style-name="P7">первая половина 1945 - 21000 самолетов</text:p>
        </text:list-item>
      </text:list>
      <text:p text:style-name="P3"/>
      <text:p text:style-name="P3">За время ВМВ качественно изменились характеристики самолетов. Скорость увеличилась до 700 км/ч, мощность двигателей возрасла до 1400 кВт, тяжелые бомбардировщики имели дальность полета до 10000 км. К концу войны большинство стран, выпускающих авиационную технику, выяснили, что при скоростьи около 700 км/ч сильно возрастало сопротивление воздуха, и развитие поршневых двигателей не приводило к приросту скорости. К концу войны стали искать решения, позволяющие увеличить скорость.</text:p>
      <text:p text:style-name="P3">За время войны общая стоимость авиационной продукции возрасла в 20 раз. Число работающих на авиацию увеличивается в 15 раз, появляется авиационная промышленность. Выпуск самолетов увеличивается за годы войны в 10 раз. Дальнейшее развитие авиации было ограничено рядом физико-технических трудност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1T13:02:18.761828603</meta:creation-date>
    <dc:date>2015-10-08T16:55:58.829900130</dc:date>
    <dc:creator>Тимур Майзенберг</dc:creator>
    <meta:editing-duration>PT10M29S</meta:editing-duration>
    <meta:editing-cycles>2</meta:editing-cycles>
    <meta:generator>LibreOffice/4.3.3.2$Linux_x86 LibreOffice_project/430m0$Build-2</meta:generator>
    <meta:document-statistic meta:table-count="1" meta:image-count="0" meta:object-count="0" meta:page-count="2" meta:paragraph-count="56" meta:word-count="792" meta:character-count="5964" meta:non-whitespace-character-count="5237"/>
  </office:meta>
</office:document-meta>
</file>